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formula="of:=2024*[.A10]" office:value-type="float" office:value="4048" calcext:value-type="float">
            <text:p>404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formula="of:=2024*4" office:value-type="float" office:value="8096" calcext:value-type="float">
            <text:p>809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2024*6" office:value-type="float" office:value="12144" calcext:value-type="float">
            <text:p>12144</text:p>
          </table:table-cell>
          <table:table-cell table:number-columns-repeated="7"/>
        </table:table-row>
        <table:table-row table:style-name="ro1">
          <table:table-cell table:formula="of:=[.A26]*2024" office:value-type="float" office:value="24579456" calcext:value-type="float">
            <text:p>24579456</text:p>
          </table:table-cell>
          <table:table-cell table:number-columns-repeated="7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9456" calcext:value-type="float">
            <text:p>945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formula="of:=2024*5" office:value-type="float" office:value="10120" calcext:value-type="float">
            <text:p>10120</text:p>
          </table:table-cell>
          <table:table-cell table:number-columns-repeated="7"/>
        </table:table-row>
        <table:table-row table:style-name="ro1">
          <table:table-cell table:formula="of:=2024*[.A35]" office:value-type="float" office:value="20482880" calcext:value-type="float">
            <text:p>20482880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2024*7" office:value-type="float" office:value="14168" calcext:value-type="float">
            <text:p>14168</text:p>
          </table:table-cell>
          <table:table-cell table:number-columns-repeated="7"/>
        </table:table-row>
        <table:table-row table:style-name="ro1">
          <table:table-cell table:formula="of:=2024*[.A44]" office:value-type="float" office:value="28676032" calcext:value-type="float">
            <text:p>28676032</text:p>
          </table:table-cell>
          <table:table-cell table:number-columns-repeated="7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032" calcext:value-type="float">
            <text:p>603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formula="of:=2024*[.A53]" office:value-type="float" office:value="6072" calcext:value-type="float">
            <text:p>607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formula="of:=2024*[.A60]" office:value-type="float" office:value="16192" calcext:value-type="float">
            <text:p>16192</text:p>
          </table:table-cell>
          <table:table-cell table:number-columns-repeated="7"/>
        </table:table-row>
        <table:table-row table:style-name="ro1">
          <table:table-cell table:formula="of:=2024*[.A61]" office:value-type="float" office:value="32772608" calcext:value-type="float">
            <text:p>32772608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2608" calcext:value-type="float">
            <text:p>260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formula="of:=2024*[.A69]" office:value-type="float" office:value="18216" calcext:value-type="float">
            <text:p>18216</text:p>
          </table:table-cell>
          <table:table-cell table:number-columns-repeated="7"/>
        </table:table-row>
        <table:table-row table:style-name="ro1">
          <table:table-cell table:formula="of:=2024*[.A70]" office:value-type="float" office:value="36869184" calcext:value-type="float">
            <text:p>36869184</text:p>
          </table:table-cell>
          <table:table-cell table:number-columns-repeated="7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9184" calcext:value-type="float">
            <text:p>918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02:35:01.103555737</meta:creation-date>
    <dc:date>2024-12-15T02:54:02.747106814</dc:date>
    <meta:editing-duration>PT7M41S</meta:editing-duration>
    <meta:editing-cycles>1</meta:editing-cycles>
    <meta:document-statistic meta:table-count="1" meta:cell-count="116" meta:object-count="0"/>
    <meta:generator>LibreOffice/7.3.7.2$Linux_X86_64 LibreOffice_project/30$Build-2</meta:generator>
  </office:meta>
</office:document-meta>
</file>